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4" style:family="table-cell" style:parent-style-name="Default" style:data-style-name="N36"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e5" style:family="table-cell" style:parent-style-name="Default" style:data-style-name="N36">
      <style:text-properties fo:color="#0000FF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ext-properties fo:color="#0000FF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ext-properties fo:color="#FF0000" style:font-name="Times New Roman" style:font-name-asian="Times New Roman" style:font-name-complex="Times New Roman" fo:font-size="10pt" style:font-size-asian="10pt" style:font-size-complex="10pt"/>
    </style:style>
    <style:style style:name="co1" style:family="table-column">
      <style:table-column-properties fo:break-before="auto" style:column-width="3.62479166666667cm"/>
    </style:style>
    <style:style style:name="co2" style:family="table-column">
      <style:table-column-properties fo:break-before="auto" style:column-width="1.64041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lEx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Country</text:p>
          </table:table-cell>
          <table:table-cell office:value-type="float" office:value="2016" table:style-name="ce2">
            <text:p>2016</text:p>
          </table:table-cell>
          <table:table-cell office:value-type="float" office:value="2020" table:style-name="ce2">
            <text:p>2020</text:p>
          </table:table-cell>
          <table:table-cell office:value-type="float" office:value="2021" table:style-name="ce2">
            <text:p>2021</text:p>
          </table:table-cell>
          <table:table-cell office:value-type="float" office:value="2022" table:style-name="ce2">
            <text:p>202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geria</text:p>
          </table:table-cell>
          <table:table-cell office:value-type="float" office:value="10217.081699569308" table:style-name="ce3">
            <text:p>10217,1</text:p>
          </table:table-cell>
          <table:table-cell office:value-type="float" office:value="9708.2774402272553" table:style-name="ce4">
            <text:p>9708,3</text:p>
          </table:table-cell>
          <table:table-cell office:value-type="float" office:value="9112.4611053489425" table:style-name="ce4">
            <text:p>9112,5</text:p>
          </table:table-cell>
          <table:table-cell office:value-type="float" office:value="9145.8101742072813" table:style-name="ce3">
            <text:p>9145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bya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rocco</text:p>
          </table:table-cell>
          <table:table-cell office:value-type="float" office:value="3327.0318896485569" table:style-name="ce3">
            <text:p>3327,0</text:p>
          </table:table-cell>
          <table:table-cell office:value-type="float" office:value="4830.9563935116921" table:style-name="ce3">
            <text:p>4831,0</text:p>
          </table:table-cell>
          <table:table-cell office:value-type="float" office:value="5378.3665352074695" table:style-name="ce3">
            <text:p>5378,4</text:p>
          </table:table-cell>
          <table:table-cell office:value-type="float" office:value="4995.0280738351457" table:style-name="ce3">
            <text:p>4995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unisia</text:p>
          </table:table-cell>
          <table:table-cell office:value-type="float" office:value="987.73470521580032" table:style-name="ce3">
            <text:p>987,7</text:p>
          </table:table-cell>
          <table:table-cell office:value-type="float" office:value="1157.3723670117815" table:style-name="ce3">
            <text:p>1157,4</text:p>
          </table:table-cell>
          <table:table-cell office:value-type="float" office:value="1250.4543802253725" table:style-name="ce3">
            <text:p>1250,5</text:p>
          </table:table-cell>
          <table:table-cell office:value-type="float" office:value="1156.1869156935402" table:style-name="ce3">
            <text:p>1156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ngola</text:p>
          </table:table-cell>
          <table:table-cell office:value-type="float" office:value="2764.054937159764" table:style-name="ce3">
            <text:p>2764,1</text:p>
          </table:table-cell>
          <table:table-cell office:value-type="float" office:value="993.59440462587861" table:style-name="ce3">
            <text:p>993,6</text:p>
          </table:table-cell>
          <table:table-cell office:value-type="float" office:value="981.45101187179921" table:style-name="ce3">
            <text:p>981,5</text:p>
          </table:table-cell>
          <table:table-cell office:value-type="float" office:value="1622.7637319509674" table:style-name="ce3">
            <text:p>1622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nin</text:p>
          </table:table-cell>
          <table:table-cell office:value-type="float" office:value="79.581568052059424" table:style-name="ce3">
            <text:p>79,6</text:p>
          </table:table-cell>
          <table:table-cell office:value-type="float" office:value="71.817818478808633" table:style-name="ce3">
            <text:p>71,8</text:p>
          </table:table-cell>
          <table:table-cell office:value-type="float" office:value="97.424488809885219" table:style-name="ce3">
            <text:p>97,4</text:p>
          </table:table-cell>
          <table:table-cell office:value-type="float" office:value="97.183042485540014" table:style-name="ce3">
            <text:p>97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otswana</text:p>
          </table:table-cell>
          <table:table-cell office:value-type="float" office:value="514.46344922969661" table:style-name="ce3">
            <text:p>514,5</text:p>
          </table:table-cell>
          <table:table-cell office:value-type="float" office:value="499.02747951960544" table:style-name="ce3">
            <text:p>499,0</text:p>
          </table:table-cell>
          <table:table-cell office:value-type="float" office:value="536.63040090548213" table:style-name="ce3">
            <text:p>536,6</text:p>
          </table:table-cell>
          <table:table-cell office:value-type="float" office:value="489.32415428393062" table:style-name="ce3">
            <text:p>489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rkina Faso</text:p>
          </table:table-cell>
          <table:table-cell office:value-type="float" office:value="149.46736322745178" table:style-name="ce3">
            <text:p>149,5</text:p>
          </table:table-cell>
          <table:table-cell office:value-type="float" office:value="382.46467736049078" table:style-name="ce3">
            <text:p>382,5</text:p>
          </table:table-cell>
          <table:table-cell office:value-type="float" office:value="458.2790984448859" table:style-name="ce3">
            <text:p>458,3</text:p>
          </table:table-cell>
          <table:table-cell office:value-type="float" office:value="562.58334917027298" table:style-name="ce3">
            <text:p>562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rundi</text:p>
          </table:table-cell>
          <table:table-cell office:value-type="float" office:value="66.462843077987401" table:style-name="ce3">
            <text:p>66,5</text:p>
          </table:table-cell>
          <table:table-cell office:value-type="float" office:value="67.474092716297037" table:style-name="ce3">
            <text:p>67,5</text:p>
          </table:table-cell>
          <table:table-cell office:value-type="float" office:value="68.37639713578308" table:style-name="ce3">
            <text:p>68,4</text:p>
          </table:table-cell>
          <table:table-cell office:value-type="float" office:value="101.434221215165" table:style-name="ce3">
            <text:p>101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meroon</text:p>
          </table:table-cell>
          <table:table-cell office:value-type="float" office:value="387.43783087299033" table:style-name="ce3">
            <text:p>387,4</text:p>
          </table:table-cell>
          <table:table-cell office:value-type="float" office:value="393.29939006377396" table:style-name="ce3">
            <text:p>393,3</text:p>
          </table:table-cell>
          <table:table-cell office:value-type="float" office:value="443.33683200567674" table:style-name="ce3">
            <text:p>443,3</text:p>
          </table:table-cell>
          <table:table-cell office:value-type="float" office:value="416.63802164020228" table:style-name="ce3">
            <text:p>416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e Verde</text:p>
          </table:table-cell>
          <table:table-cell office:value-type="float" office:value="10.171216502213985" table:style-name="ce3">
            <text:p>10,2</text:p>
          </table:table-cell>
          <table:table-cell office:value-type="float" office:value="11.279268103581954" table:style-name="ce3">
            <text:p>11,3</text:p>
          </table:table-cell>
          <table:table-cell office:value-type="float" office:value="11.213723429355868" table:style-name="ce3">
            <text:p>11,2</text:p>
          </table:table-cell>
          <table:table-cell office:value-type="float" office:value="10.250668273218631" table:style-name="ce3">
            <text:p>10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entral African Republic</text:p>
          </table:table-cell>
          <table:table-cell office:value-type="float" office:value="26.832998820193534" table:style-name="ce3">
            <text:p>26,8</text:p>
          </table:table-cell>
          <table:table-cell office:value-type="float" office:value="44.348098076354979" table:style-name="ce3">
            <text:p>44,3</text:p>
          </table:table-cell>
          <table:table-cell office:value-type="float" office:value="55.515012096934115" table:style-name="ce3">
            <text:p>55,5</text:p>
          </table:table-cell>
          <table:table-cell office:value-type="float" office:value="42.001802656465863" table:style-name="ce3">
            <text:p>42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ad</text:p>
          </table:table-cell>
          <table:table-cell office:value-type="float" office:value="309.56743172681178" table:style-name="ce3">
            <text:p>309,6</text:p>
          </table:table-cell>
          <table:table-cell office:value-type="float" office:value="322.86652649138955" table:style-name="ce3">
            <text:p>322,9</text:p>
          </table:table-cell>
          <table:table-cell office:value-type="float" office:value="330.99807819198611" table:style-name="ce3">
            <text:p>331,0</text:p>
          </table:table-cell>
          <table:table-cell office:value-type="float" office:value="357.40142171303199" table:style-name="ce3">
            <text:p>357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ngo, DR</text:p>
          </table:table-cell>
          <table:table-cell office:value-type="float" office:value="395.73374524705577" table:style-name="ce3">
            <text:p>395,7</text:p>
          </table:table-cell>
          <table:table-cell office:value-type="float" office:value="362.09161553927112" table:style-name="ce3">
            <text:p>362,1</text:p>
          </table:table-cell>
          <table:table-cell office:value-type="float" office:value="306.07878256061349" table:style-name="ce3">
            <text:p>306,1</text:p>
          </table:table-cell>
          <table:table-cell office:value-type="float" office:value="371.08159985082017" table:style-name="ce3">
            <text:p>371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ngo, Republic</text:p>
          </table:table-cell>
          <table:table-cell office:value-type="float" office:value="501.81214493783648" table:style-name="ce3">
            <text:p>501,8</text:p>
          </table:table-cell>
          <table:table-cell office:value-type="float" office:value="298.38219194745164" table:style-name="ce3">
            <text:p>298,4</text:p>
          </table:table-cell>
          <table:table-cell office:value-type="float" office:value="313.05583148694672" table:style-name="ce3">
            <text:p>313,1</text:p>
          </table:table-cell>
          <table:table-cell office:value-type="float" office:value="265.8479727296654" table:style-name="ce3">
            <text:p>265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te d'Ivoire</text:p>
          </table:table-cell>
          <table:table-cell office:value-type="float" office:value="602.53873123535357" table:style-name="ce3">
            <text:p>602,5</text:p>
          </table:table-cell>
          <table:table-cell office:value-type="float" office:value="607.15588996819986" table:style-name="ce3">
            <text:p>607,2</text:p>
          </table:table-cell>
          <table:table-cell office:value-type="float" office:value="637.65691281749889" table:style-name="ce3">
            <text:p>637,7</text:p>
          </table:table-cell>
          <table:table-cell office:value-type="float" office:value="607.24569955657012" table:style-name="ce3">
            <text:p>607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jibouti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quatorial Guinea</text:p>
          </table:table-cell>
          <table:table-cell office:value-type="float" office:value="139.20081764180193" table:style-name="ce3">
            <text:p>139,2</text:p>
          </table:table-cell>
          <table:table-cell office:value-type="float" office:value="162.37336438041947" table:style-name="ce3">
            <text:p>162,4</text:p>
          </table:table-cell>
          <table:table-cell office:value-type="float" office:value="162.8071326712182" table:style-name="ce3">
            <text:p>162,8</text:p>
          </table:table-cell>
          <table:table-cell office:value-type="float" office:value="156.79163491983198" table:style-name="ce3">
            <text:p>156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ritrea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thiopia</text:p>
          </table:table-cell>
          <table:table-cell office:value-type="float" office:value="490.17724853207488" table:style-name="ce4">
            <text:p>490,2</text:p>
          </table:table-cell>
          <table:table-cell office:value-type="float" office:value="504.0660882512957" table:style-name="ce4">
            <text:p>504,1</text:p>
          </table:table-cell>
          <table:table-cell office:value-type="float" office:value="487.84861012768096" table:style-name="ce4">
            <text:p>487,8</text:p>
          </table:table-cell>
          <table:table-cell office:value-type="float" office:value="1031.4004059393258" table:style-name="ce4">
            <text:p>1031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abon</text:p>
          </table:table-cell>
          <table:table-cell office:value-type="float" office:value="202.81539068040226" table:style-name="ce3">
            <text:p>202,8</text:p>
          </table:table-cell>
          <table:table-cell office:value-type="float" office:value="263.47159712930301" table:style-name="ce3">
            <text:p>263,5</text:p>
          </table:table-cell>
          <table:table-cell office:value-type="float" office:value="311.45492863542859" table:style-name="ce3">
            <text:p>311,5</text:p>
          </table:table-cell>
          <table:table-cell office:value-type="float" office:value="277.67476899056862" table:style-name="ce3">
            <text:p>277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ambia, The</text:p>
          </table:table-cell>
          <table:table-cell office:value-type="string" table:style-name="ce1">
            <text:p>...</text:p>
          </table:table-cell>
          <table:table-cell office:value-type="float" office:value="14.805015929753672" table:style-name="ce3">
            <text:p>14,8</text:p>
          </table:table-cell>
          <table:table-cell office:value-type="float" office:value="15.874259866824561" table:style-name="ce3">
            <text:p>15,9</text:p>
          </table:table-cell>
          <table:table-cell office:value-type="float" office:value="15.205180547447357" table:style-name="ce3">
            <text:p>15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hana</text:p>
          </table:table-cell>
          <table:table-cell office:value-type="float" office:value="161.75187426381748" table:style-name="ce3">
            <text:p>161,8</text:p>
          </table:table-cell>
          <table:table-cell office:value-type="float" office:value="239.88716428322289" table:style-name="ce3">
            <text:p>239,9</text:p>
          </table:table-cell>
          <table:table-cell office:value-type="float" office:value="298.34543305757217" table:style-name="ce3">
            <text:p>298,3</text:p>
          </table:table-cell>
          <table:table-cell office:value-type="float" office:value="229.27886620907788" table:style-name="ce3">
            <text:p>229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uinea</text:p>
          </table:table-cell>
          <table:table-cell office:value-type="float" office:value="161.85674445321777" table:style-name="ce3">
            <text:p>161,9</text:p>
          </table:table-cell>
          <table:table-cell office:value-type="float" office:value="206.99289078606407" table:style-name="ce3">
            <text:p>207,0</text:p>
          </table:table-cell>
          <table:table-cell office:value-type="float" office:value="244.55859041580294" table:style-name="ce3">
            <text:p>244,6</text:p>
          </table:table-cell>
          <table:table-cell office:value-type="float" office:value="441.26016972619306" table:style-name="ce3">
            <text:p>441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uinea-Bissau</text:p>
          </table:table-cell>
          <table:table-cell office:value-type="float" office:value="15.730078467708703" table:style-name="ce3">
            <text:p>15,7</text:p>
          </table:table-cell>
          <table:table-cell office:value-type="float" office:value="24.165899178063146" table:style-name="ce3">
            <text:p>24,2</text:p>
          </table:table-cell>
          <table:table-cell office:value-type="float" office:value="25.673740325625079" table:style-name="ce3">
            <text:p>25,7</text:p>
          </table:table-cell>
          <table:table-cell office:value-type="float" office:value="24.538678142199377" table:style-name="ce3">
            <text:p>24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enya</text:p>
          </table:table-cell>
          <table:table-cell office:value-type="float" office:value="933.10300254957247" table:style-name="ce3">
            <text:p>933,1</text:p>
          </table:table-cell>
          <table:table-cell office:value-type="float" office:value="1115.3217703236953" table:style-name="ce3">
            <text:p>1115,3</text:p>
          </table:table-cell>
          <table:table-cell office:value-type="float" office:value="1191.0351991616183" table:style-name="ce3">
            <text:p>1191,0</text:p>
          </table:table-cell>
          <table:table-cell office:value-type="float" office:value="1138.3402579139331" table:style-name="ce3">
            <text:p>1138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sotho</text:p>
          </table:table-cell>
          <table:table-cell office:value-type="float" office:value="41.489543364854306" table:style-name="ce3">
            <text:p>41,5</text:p>
          </table:table-cell>
          <table:table-cell office:value-type="float" office:value="38.618836531454946" table:style-name="ce3">
            <text:p>38,6</text:p>
          </table:table-cell>
          <table:table-cell office:value-type="float" office:value="37.044054950260545" table:style-name="ce3">
            <text:p>37,0</text:p>
          </table:table-cell>
          <table:table-cell office:value-type="float" office:value="34.668499897551811" table:style-name="ce3">
            <text:p>34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beria</text:p>
          </table:table-cell>
          <table:table-cell office:value-type="float" office:value="14.712" table:style-name="ce3">
            <text:p>14,7</text:p>
          </table:table-cell>
          <table:table-cell office:value-type="float" office:value="12.901" table:style-name="ce3">
            <text:p>12,9</text:p>
          </table:table-cell>
          <table:table-cell office:value-type="float" office:value="14.743" table:style-name="ce3">
            <text:p>14,7</text:p>
          </table:table-cell>
          <table:table-cell office:value-type="float" office:value="18.696000000000002" table:style-name="ce3">
            <text:p>18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dagascar</text:p>
          </table:table-cell>
          <table:table-cell office:value-type="float" office:value="59.394995920523741" table:style-name="ce3">
            <text:p>59,4</text:p>
          </table:table-cell>
          <table:table-cell office:value-type="float" office:value="87.357752069239794" table:style-name="ce3">
            <text:p>87,4</text:p>
          </table:table-cell>
          <table:table-cell office:value-type="float" office:value="99.185920033548697" table:style-name="ce3">
            <text:p>99,2</text:p>
          </table:table-cell>
          <table:table-cell office:value-type="float" office:value="97.9682725305817" table:style-name="ce3">
            <text:p>98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lawi</text:p>
          </table:table-cell>
          <table:table-cell office:value-type="float" office:value="35.748121986670007" table:style-name="ce3">
            <text:p>35,7</text:p>
          </table:table-cell>
          <table:table-cell office:value-type="float" office:value="98.863990762174382" table:style-name="ce3">
            <text:p>98,9</text:p>
          </table:table-cell>
          <table:table-cell office:value-type="float" office:value="92.570438552575737" table:style-name="ce3">
            <text:p>92,6</text:p>
          </table:table-cell>
          <table:table-cell office:value-type="float" office:value="75.83350406706785" table:style-name="ce3">
            <text:p>75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li</text:p>
          </table:table-cell>
          <table:table-cell office:value-type="float" office:value="362.3989021985638" table:style-name="ce3">
            <text:p>362,4</text:p>
          </table:table-cell>
          <table:table-cell office:value-type="float" office:value="593.86588353867273" table:style-name="ce3">
            <text:p>593,9</text:p>
          </table:table-cell>
          <table:table-cell office:value-type="float" office:value="652.88335328650351" table:style-name="ce3">
            <text:p>652,9</text:p>
          </table:table-cell>
          <table:table-cell office:value-type="float" office:value="515.07012517336204" table:style-name="ce3">
            <text:p>515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uritania</text:p>
          </table:table-cell>
          <table:table-cell office:value-type="float" office:value="136.06487596937981" table:style-name="ce3">
            <text:p>136,1</text:p>
          </table:table-cell>
          <table:table-cell office:value-type="float" office:value="198.53003721424776" table:style-name="ce3">
            <text:p>198,5</text:p>
          </table:table-cell>
          <table:table-cell office:value-type="float" office:value="230.93549287908405" table:style-name="ce3">
            <text:p>230,9</text:p>
          </table:table-cell>
          <table:table-cell office:value-type="float" office:value="225.35213553643985" table:style-name="ce3">
            <text:p>225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uritius</text:p>
          </table:table-cell>
          <table:table-cell office:value-type="float" office:value="21.999438028168242" table:style-name="ce3">
            <text:p>22,0</text:p>
          </table:table-cell>
          <table:table-cell office:value-type="float" office:value="18.478399388301259" table:style-name="ce3">
            <text:p>18,5</text:p>
          </table:table-cell>
          <table:table-cell office:value-type="float" office:value="19.737978337568777" table:style-name="ce3">
            <text:p>19,7</text:p>
          </table:table-cell>
          <table:table-cell office:value-type="float" office:value="20.257186806178424" table:style-name="ce3">
            <text:p>20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zambique</text:p>
          </table:table-cell>
          <table:table-cell office:value-type="float" office:value="110.46370930906537" table:style-name="ce3">
            <text:p>110,5</text:p>
          </table:table-cell>
          <table:table-cell office:value-type="float" office:value="288.25894594244045" table:style-name="ce3">
            <text:p>288,3</text:p>
          </table:table-cell>
          <table:table-cell office:value-type="float" office:value="309.99969354294996" table:style-name="ce3">
            <text:p>310,0</text:p>
          </table:table-cell>
          <table:table-cell office:value-type="float" office:value="281.86746044179858" table:style-name="ce5">
            <text:p>281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amibia</text:p>
          </table:table-cell>
          <table:table-cell office:value-type="float" office:value="425.38844960711117" table:style-name="ce3">
            <text:p>425,4</text:p>
          </table:table-cell>
          <table:table-cell office:value-type="float" office:value="368.22473888753944" table:style-name="ce3">
            <text:p>368,2</text:p>
          </table:table-cell>
          <table:table-cell office:value-type="float" office:value="400.19963456723292" table:style-name="ce3">
            <text:p>400,2</text:p>
          </table:table-cell>
          <table:table-cell office:value-type="float" office:value="369.10986302007734" table:style-name="ce3">
            <text:p>369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iger</text:p>
          </table:table-cell>
          <table:table-cell office:value-type="float" office:value="166.19229232836253" table:style-name="ce3">
            <text:p>166,2</text:p>
          </table:table-cell>
          <table:table-cell office:value-type="float" office:value="238.26958833649013" table:style-name="ce3">
            <text:p>238,3</text:p>
          </table:table-cell>
          <table:table-cell office:value-type="float" office:value="202.40447720290214" table:style-name="ce3">
            <text:p>202,4</text:p>
          </table:table-cell>
          <table:table-cell office:value-type="float" office:value="242.50704632375869" table:style-name="ce3">
            <text:p>242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igeria</text:p>
          </table:table-cell>
          <table:table-cell office:value-type="float" office:value="1723.2042663951536" table:style-name="ce3">
            <text:p>1723,2</text:p>
          </table:table-cell>
          <table:table-cell office:value-type="float" office:value="2567.9178190438561" table:style-name="ce3">
            <text:p>2567,9</text:p>
          </table:table-cell>
          <table:table-cell office:value-type="float" office:value="4466.3978157954061" table:style-name="ce3">
            <text:p>4466,4</text:p>
          </table:table-cell>
          <table:table-cell office:value-type="float" office:value="3109.3849391235171" table:style-name="ce3">
            <text:p>3109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wanda</text:p>
          </table:table-cell>
          <table:table-cell office:value-type="float" office:value="107.27861868518903" table:style-name="ce3">
            <text:p>107,3</text:p>
          </table:table-cell>
          <table:table-cell office:value-type="float" office:value="147.87373188727793" table:style-name="ce3">
            <text:p>147,9</text:p>
          </table:table-cell>
          <table:table-cell office:value-type="float" office:value="167.83780302392546" table:style-name="ce3">
            <text:p>167,8</text:p>
          </table:table-cell>
          <table:table-cell office:value-type="float" office:value="177.19254699547224" table:style-name="ce3">
            <text:p>177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negal</text:p>
          </table:table-cell>
          <table:table-cell office:value-type="float" office:value="304.7642642451122" table:style-name="ce3">
            <text:p>304,8</text:p>
          </table:table-cell>
          <table:table-cell office:value-type="float" office:value="345.63747893026567" table:style-name="ce3">
            <text:p>345,6</text:p>
          </table:table-cell>
          <table:table-cell office:value-type="float" office:value="483.22491309553004" table:style-name="ce3">
            <text:p>483,2</text:p>
          </table:table-cell>
          <table:table-cell office:value-type="float" office:value="433.45144159571083" table:style-name="ce3">
            <text:p>433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ychelles</text:p>
          </table:table-cell>
          <table:table-cell office:value-type="float" office:value="21.920004392191316" table:style-name="ce3">
            <text:p>21,9</text:p>
          </table:table-cell>
          <table:table-cell office:value-type="float" office:value="19.413071361940297" table:style-name="ce3">
            <text:p>19,4</text:p>
          </table:table-cell>
          <table:table-cell office:value-type="float" office:value="40.106698626587196" table:style-name="ce3">
            <text:p>40,1</text:p>
          </table:table-cell>
          <table:table-cell office:value-type="float" office:value="26.068621616780352" table:style-name="ce3">
            <text:p>26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ierra Leone</text:p>
          </table:table-cell>
          <table:table-cell office:value-type="float" office:value="37.41473216954801" table:style-name="ce3">
            <text:p>37,4</text:p>
          </table:table-cell>
          <table:table-cell office:value-type="float" office:value="22.374596475638189" table:style-name="ce3">
            <text:p>22,4</text:p>
          </table:table-cell>
          <table:table-cell office:value-type="float" office:value="27.269402698736346" table:style-name="ce3">
            <text:p>27,3</text:p>
          </table:table-cell>
          <table:table-cell office:value-type="float" office:value="24.49565509816043" table:style-name="ce3">
            <text:p>24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malia</text:p>
          </table:table-cell>
          <table:table-cell office:value-type="float" office:value="47.706000000000003" table:style-name="ce3">
            <text:p>47,7</text:p>
          </table:table-cell>
          <table:table-cell office:value-type="float" office:value="98.156599999999997" table:style-name="ce3">
            <text:p>98,2</text:p>
          </table:table-cell>
          <table:table-cell office:value-type="float" office:value="111.029" table:style-name="ce3">
            <text:p>111,0</text:p>
          </table:table-cell>
          <table:table-cell office:value-type="float" office:value="115.09519999999999" table:style-name="ce3">
            <text:p>115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 Africa</text:p>
          </table:table-cell>
          <table:table-cell office:value-type="float" office:value="3139.3121284182371" table:style-name="ce3">
            <text:p>3139,3</text:p>
          </table:table-cell>
          <table:table-cell office:value-type="float" office:value="3231.0177313577847" table:style-name="ce3">
            <text:p>3231,0</text:p>
          </table:table-cell>
          <table:table-cell office:value-type="float" office:value="3393.8565917704386" table:style-name="ce3">
            <text:p>3393,9</text:p>
          </table:table-cell>
          <table:table-cell office:value-type="float" office:value="2995.3293646702787" table:style-name="ce3">
            <text:p>2995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outh Sudan</text:p>
          </table:table-cell>
          <table:table-cell office:value-type="float" office:value="135.33814358974359" table:style-name="ce3">
            <text:p>135,3</text:p>
          </table:table-cell>
          <table:table-cell office:value-type="float" office:value="128.91601412559498" table:style-name="ce3">
            <text:p>128,9</text:p>
          </table:table-cell>
          <table:table-cell office:value-type="float" office:value="213.22201750345465" table:style-name="ce3">
            <text:p>213,2</text:p>
          </table:table-cell>
          <table:table-cell office:value-type="float" office:value="378.84385076001848" table:style-name="ce3">
            <text:p>378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udan</text:p>
          </table:table-cell>
          <table:table-cell office:value-type="float" office:value="2748.5119762470727" table:style-name="ce3">
            <text:p>2748,5</text:p>
          </table:table-cell>
          <table:table-cell office:value-type="float" office:value="934.31115380352458" table:style-name="ce3">
            <text:p>934,3</text:p>
          </table:table-cell>
          <table:table-cell office:value-type="float" office:value="375.21261938869702" table:style-name="ce3">
            <text:p>375,2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swatini</text:p>
          </table:table-cell>
          <table:table-cell office:value-type="float" office:value="80.527779902858441" table:style-name="ce3">
            <text:p>80,5</text:p>
          </table:table-cell>
          <table:table-cell office:value-type="float" office:value="76.795299975710464" table:style-name="ce3">
            <text:p>76,8</text:p>
          </table:table-cell>
          <table:table-cell office:value-type="float" office:value="83.224944169993904" table:style-name="ce3">
            <text:p>83,2</text:p>
          </table:table-cell>
          <table:table-cell office:value-type="float" office:value="74.301520578031457" table:style-name="ce3">
            <text:p>74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nzania</text:p>
          </table:table-cell>
          <table:table-cell office:value-type="float" office:value="544.21829794415669" table:style-name="ce3">
            <text:p>544,2</text:p>
          </table:table-cell>
          <table:table-cell office:value-type="float" office:value="676.41007853962856" table:style-name="ce3">
            <text:p>676,4</text:p>
          </table:table-cell>
          <table:table-cell office:value-type="float" office:value="759.49250812102275" table:style-name="ce3">
            <text:p>759,5</text:p>
          </table:table-cell>
          <table:table-cell office:value-type="float" office:value="832.2344787199238" table:style-name="ce3">
            <text:p>832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ogo</text:p>
          </table:table-cell>
          <table:table-cell office:value-type="float" office:value="82.019690412315626" table:style-name="ce3">
            <text:p>82,0</text:p>
          </table:table-cell>
          <table:table-cell office:value-type="float" office:value="163.92687716127685" table:style-name="ce3">
            <text:p>163,9</text:p>
          </table:table-cell>
          <table:table-cell office:value-type="float" office:value="198.77324063523204" table:style-name="ce3">
            <text:p>198,8</text:p>
          </table:table-cell>
          <table:table-cell office:value-type="float" office:value="336.60832329771301" table:style-name="ce3">
            <text:p>336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ganda</text:p>
          </table:table-cell>
          <table:table-cell office:value-type="float" office:value="318.55167928480245" table:style-name="ce3">
            <text:p>318,6</text:p>
          </table:table-cell>
          <table:table-cell office:value-type="float" office:value="984.75973168086921" table:style-name="ce3">
            <text:p>984,8</text:p>
          </table:table-cell>
          <table:table-cell office:value-type="float" office:value="1066.5643825295929" table:style-name="ce3">
            <text:p>1066,6</text:p>
          </table:table-cell>
          <table:table-cell office:value-type="float" office:value="923.1225150071449" table:style-name="ce3">
            <text:p>923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ambia</text:p>
          </table:table-cell>
          <table:table-cell office:value-type="float" office:value="299.50475987672945" table:style-name="ce3">
            <text:p>299,5</text:p>
          </table:table-cell>
          <table:table-cell office:value-type="float" office:value="212.14242739156592" table:style-name="ce3">
            <text:p>212,1</text:p>
          </table:table-cell>
          <table:table-cell office:value-type="float" office:value="217.57724472933046" table:style-name="ce3">
            <text:p>217,6</text:p>
          </table:table-cell>
          <table:table-cell office:value-type="float" office:value="326.07875959814783" table:style-name="ce3">
            <text:p>326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Zimbabwe</text:p>
          </table:table-cell>
          <table:table-cell office:value-type="float" office:value="358.065" table:style-name="ce3">
            <text:p>358,1</text:p>
          </table:table-cell>
          <table:table-cell office:value-type="float" office:value="63.524653061224491" table:style-name="ce4">
            <text:p>63,5</text:p>
          </table:table-cell>
          <table:table-cell office:value-type="float" office:value="261.03296703296701" table:style-name="ce4">
            <text:p>261,0</text:p>
          </table:table-cell>
          <table:table-cell office:value-type="float" office:value="182.05029585798817" table:style-name="ce4">
            <text:p>182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lize</text:p>
          </table:table-cell>
          <table:table-cell office:value-type="float" office:value="21.712887500000001" table:style-name="ce3">
            <text:p>21,7</text:p>
          </table:table-cell>
          <table:table-cell office:value-type="float" office:value="26.025324999999999" table:style-name="ce3">
            <text:p>26,0</text:p>
          </table:table-cell>
          <table:table-cell office:value-type="float" office:value="25.152899999999999" table:style-name="ce3">
            <text:p>25,2</text:p>
          </table:table-cell>
          <table:table-cell office:value-type="float" office:value="23.673549999999999" table:style-name="ce3">
            <text:p>23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sta Rica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uba</text:p>
          </table:table-cell>
          <table:table-cell office:value-type="float" office:value="123.65894744865882" table:style-name="ce5">
            <text:p>123,7</text:p>
          </table:table-cell>
          <table:table-cell office:value-type="string" table:style-name="ce6">
            <text:p>...</text:p>
          </table:table-cell>
          <table:table-cell office:value-type="string" table:style-name="ce6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ominican Republic</text:p>
          </table:table-cell>
          <table:table-cell office:value-type="float" office:value="479.72217276698552" table:style-name="ce3">
            <text:p>479,7</text:p>
          </table:table-cell>
          <table:table-cell office:value-type="float" office:value="599.0525253980835" table:style-name="ce3">
            <text:p>599,1</text:p>
          </table:table-cell>
          <table:table-cell office:value-type="float" office:value="581.61942468729194" table:style-name="ce3">
            <text:p>581,6</text:p>
          </table:table-cell>
          <table:table-cell office:value-type="float" office:value="760.76324192143022" table:style-name="ce3">
            <text:p>760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l Salvador</text:p>
          </table:table-cell>
          <table:table-cell office:value-type="float" office:value="247.6" table:style-name="ce3">
            <text:p>247,6</text:p>
          </table:table-cell>
          <table:table-cell office:value-type="float" office:value="343.9" table:style-name="ce3">
            <text:p>343,9</text:p>
          </table:table-cell>
          <table:table-cell office:value-type="float" office:value="351.57799999999997" table:style-name="ce3">
            <text:p>351,6</text:p>
          </table:table-cell>
          <table:table-cell office:value-type="float" office:value="422.38" table:style-name="ce3">
            <text:p>422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uatemala</text:p>
          </table:table-cell>
          <table:table-cell office:value-type="float" office:value="290.91270400085006" table:style-name="ce3">
            <text:p>290,9</text:p>
          </table:table-cell>
          <table:table-cell office:value-type="float" office:value="342.76648102577388" table:style-name="ce3">
            <text:p>342,8</text:p>
          </table:table-cell>
          <table:table-cell office:value-type="float" office:value="341.78082191780817" table:style-name="ce3">
            <text:p>341,8</text:p>
          </table:table-cell>
          <table:table-cell office:value-type="float" office:value="430.5580017147845" table:style-name="ce3">
            <text:p>430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aiti</text:p>
          </table:table-cell>
          <table:table-cell office:value-type="float" office:value="6.4514316605567039" table:style-name="ce3">
            <text:p>6,5</text:p>
          </table:table-cell>
          <table:table-cell office:value-type="float" office:value="26.380884783253528" table:style-name="ce3">
            <text:p>26,4</text:p>
          </table:table-cell>
          <table:table-cell office:value-type="float" office:value="20.912067404932451" table:style-name="ce3">
            <text:p>20,9</text:p>
          </table:table-cell>
          <table:table-cell office:value-type="float" office:value="12.555444836384986" table:style-name="ce3">
            <text:p>12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onduras</text:p>
          </table:table-cell>
          <table:table-cell office:value-type="float" office:value="363.27233852591144" table:style-name="ce3">
            <text:p>363,3</text:p>
          </table:table-cell>
          <table:table-cell office:value-type="float" office:value="350.37079061474248" table:style-name="ce3">
            <text:p>350,4</text:p>
          </table:table-cell>
          <table:table-cell office:value-type="float" office:value="438.10869203922221" table:style-name="ce3">
            <text:p>438,1</text:p>
          </table:table-cell>
          <table:table-cell office:value-type="float" office:value="477.52041642293432" table:style-name="ce3">
            <text:p>477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amaica</text:p>
          </table:table-cell>
          <table:table-cell office:value-type="float" office:value="137.64906181923391" table:style-name="ce3">
            <text:p>137,6</text:p>
          </table:table-cell>
          <table:table-cell office:value-type="float" office:value="236.86567164179098" table:style-name="ce3">
            <text:p>236,9</text:p>
          </table:table-cell>
          <table:table-cell office:value-type="float" office:value="217.57729917650454" table:style-name="ce3">
            <text:p>217,6</text:p>
          </table:table-cell>
          <table:table-cell office:value-type="float" office:value="215.07505502973697" table:style-name="ce3">
            <text:p>215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xico</text:p>
          </table:table-cell>
          <table:table-cell office:value-type="float" office:value="5336.8757404647395" table:style-name="ce3">
            <text:p>5336,9</text:p>
          </table:table-cell>
          <table:table-cell office:value-type="float" office:value="8044.8808637379007" table:style-name="ce3">
            <text:p>8044,9</text:p>
          </table:table-cell>
          <table:table-cell office:value-type="float" office:value="8680.8325934694676" table:style-name="ce3">
            <text:p>8680,8</text:p>
          </table:table-cell>
          <table:table-cell office:value-type="float" office:value="8535.5238039927171" table:style-name="ce3">
            <text:p>8535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icaragua</text:p>
          </table:table-cell>
          <table:table-cell office:value-type="float" office:value="85.073598443908949" table:style-name="ce3">
            <text:p>85,1</text:p>
          </table:table-cell>
          <table:table-cell office:value-type="float" office:value="79.343309603370628" table:style-name="ce3">
            <text:p>79,3</text:p>
          </table:table-cell>
          <table:table-cell office:value-type="float" office:value="77.919650303396295" table:style-name="ce3">
            <text:p>77,9</text:p>
          </table:table-cell>
          <table:table-cell office:value-type="float" office:value="84.214047863653832" table:style-name="ce3">
            <text:p>84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anama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rinidad and Tobago</text:p>
          </table:table-cell>
          <table:table-cell office:value-type="float" office:value="216.27666000374967" table:style-name="ce3">
            <text:p>216,3</text:p>
          </table:table-cell>
          <table:table-cell office:value-type="float" office:value="170.175114526378" table:style-name="ce3">
            <text:p>170,2</text:p>
          </table:table-cell>
          <table:table-cell office:value-type="float" office:value="209.27472609935464" table:style-name="ce3">
            <text:p>209,3</text:p>
          </table:table-cell>
          <table:table-cell office:value-type="float" office:value="201.05303904821565" table:style-name="ce3">
            <text:p>201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nada</text:p>
          </table:table-cell>
          <table:table-cell office:value-type="float" office:value="17782.775543073636" table:style-name="ce3">
            <text:p>17782,8</text:p>
          </table:table-cell>
          <table:table-cell office:value-type="float" office:value="23082.774049217001" table:style-name="ce3">
            <text:p>23082,8</text:p>
          </table:table-cell>
          <table:table-cell office:value-type="float" office:value="25362.240829346094" table:style-name="ce3">
            <text:p>25362,2</text:p>
          </table:table-cell>
          <table:table-cell office:value-type="float" office:value="26896.315904733729" table:style-name="ce3">
            <text:p>26896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ted States of America</text:p>
          </table:table-cell>
          <table:table-cell office:value-type="float" office:value="639856.44299999997" table:style-name="ce3">
            <text:p>639856,4</text:p>
          </table:table-cell>
          <table:table-cell office:value-type="float" office:value="778397.2" table:style-name="ce3">
            <text:p>778397,2</text:p>
          </table:table-cell>
          <table:table-cell office:value-type="float" office:value="806230.2" table:style-name="ce3">
            <text:p>806230,2</text:p>
          </table:table-cell>
          <table:table-cell office:value-type="float" office:value="876943.2" table:style-name="ce3">
            <text:p>876943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rgentina</text:p>
          </table:table-cell>
          <table:table-cell office:value-type="float" office:value="4509.6476600523411" table:style-name="ce4">
            <text:p>4509,6</text:p>
          </table:table-cell>
          <table:table-cell office:value-type="float" office:value="2830.9297052154193" table:style-name="ce4">
            <text:p>2830,9</text:p>
          </table:table-cell>
          <table:table-cell office:value-type="float" office:value="3073.4333228081255" table:style-name="ce4">
            <text:p>3073,4</text:p>
          </table:table-cell>
          <table:table-cell office:value-type="float" office:value="2577.5818332265717" table:style-name="ce4">
            <text:p>2577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olivia</text:p>
          </table:table-cell>
          <table:table-cell office:value-type="float" office:value="519.30993432642049" table:style-name="ce3">
            <text:p>519,3</text:p>
          </table:table-cell>
          <table:table-cell office:value-type="float" office:value="510.49582734714579" table:style-name="ce3">
            <text:p>510,5</text:p>
          </table:table-cell>
          <table:table-cell office:value-type="float" office:value="569.89771447196881" table:style-name="ce3">
            <text:p>569,9</text:p>
          </table:table-cell>
          <table:table-cell office:value-type="float" office:value="640.30930963866672" table:style-name="ce3">
            <text:p>640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razil</text:p>
          </table:table-cell>
          <table:table-cell office:value-type="float" office:value="24224.7469014667" table:style-name="ce3">
            <text:p>24224,7</text:p>
          </table:table-cell>
          <table:table-cell office:value-type="float" office:value="19591.209004463421" table:style-name="ce3">
            <text:p>19591,2</text:p>
          </table:table-cell>
          <table:table-cell office:value-type="float" office:value="19187.122475449323" table:style-name="ce3">
            <text:p>19187,1</text:p>
          </table:table-cell>
          <table:table-cell office:value-type="float" office:value="20210.787436797658" table:style-name="ce3">
            <text:p>20210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ile</text:p>
          </table:table-cell>
          <table:table-cell office:value-type="float" office:value="4796.01096208952" table:style-name="ce3">
            <text:p>4796,0</text:p>
          </table:table-cell>
          <table:table-cell office:value-type="float" office:value="5286.2046829716428" table:style-name="ce3">
            <text:p>5286,2</text:p>
          </table:table-cell>
          <table:table-cell office:value-type="float" office:value="6119.4282173730535" table:style-name="ce3">
            <text:p>6119,4</text:p>
          </table:table-cell>
          <table:table-cell office:value-type="float" office:value="5566.4552185343318" table:style-name="ce3">
            <text:p>5566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olombia</text:p>
          </table:table-cell>
          <table:table-cell office:value-type="float" office:value="8675.9808227639805" table:style-name="ce3">
            <text:p>8676,0</text:p>
          </table:table-cell>
          <table:table-cell office:value-type="float" office:value="9554.131505351017" table:style-name="ce3">
            <text:p>9554,1</text:p>
          </table:table-cell>
          <table:table-cell office:value-type="float" office:value="10180.134292076586" table:style-name="ce3">
            <text:p>10180,1</text:p>
          </table:table-cell>
          <table:table-cell office:value-type="float" office:value="9937.7023046625327" table:style-name="ce3">
            <text:p>9937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cuador</text:p>
          </table:table-cell>
          <table:table-cell office:value-type="float" office:value="2513.1999999999998" table:style-name="ce3">
            <text:p>2513,2</text:p>
          </table:table-cell>
          <table:table-cell office:value-type="float" office:value="2356.3000000000002" table:style-name="ce3">
            <text:p>2356,3</text:p>
          </table:table-cell>
          <table:table-cell office:value-type="float" office:value="2382.7799999999997" table:style-name="ce3">
            <text:p>2382,8</text:p>
          </table:table-cell>
          <table:table-cell office:value-type="float" office:value="2488.61" table:style-name="ce3">
            <text:p>2488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uyana</text:p>
          </table:table-cell>
          <table:table-cell office:value-type="float" office:value="51.562130823215341" table:style-name="ce3">
            <text:p>51,6</text:p>
          </table:table-cell>
          <table:table-cell office:value-type="float" office:value="76.541839683116777" table:style-name="ce3">
            <text:p>76,5</text:p>
          </table:table-cell>
          <table:table-cell office:value-type="float" office:value="76.544945163171846" table:style-name="ce3">
            <text:p>76,5</text:p>
          </table:table-cell>
          <table:table-cell office:value-type="float" office:value="84.257932294041396" table:style-name="ce3">
            <text:p>84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araguay</text:p>
          </table:table-cell>
          <table:table-cell office:value-type="float" office:value="343.23234056248259" table:style-name="ce3">
            <text:p>343,2</text:p>
          </table:table-cell>
          <table:table-cell office:value-type="float" office:value="364.34219998371367" table:style-name="ce3">
            <text:p>364,3</text:p>
          </table:table-cell>
          <table:table-cell office:value-type="float" office:value="372.60136931378071" table:style-name="ce3">
            <text:p>372,6</text:p>
          </table:table-cell>
          <table:table-cell office:value-type="float" office:value="365.68825257561031" table:style-name="ce3">
            <text:p>365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eru</text:p>
          </table:table-cell>
          <table:table-cell office:value-type="float" office:value="2536.0723348143015" table:style-name="ce3">
            <text:p>2536,1</text:p>
          </table:table-cell>
          <table:table-cell office:value-type="float" office:value="2653.592900085886" table:style-name="ce3">
            <text:p>2653,6</text:p>
          </table:table-cell>
          <table:table-cell office:value-type="float" office:value="2657.5017745932614" table:style-name="ce3">
            <text:p>2657,5</text:p>
          </table:table-cell>
          <table:table-cell office:value-type="float" office:value="2845.4288842334599" table:style-name="ce3">
            <text:p>2845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ruguay</text:p>
          </table:table-cell>
          <table:table-cell office:value-type="float" office:value="988.2236296287391" table:style-name="ce3">
            <text:p>988,2</text:p>
          </table:table-cell>
          <table:table-cell office:value-type="float" office:value="1091.5353596140098" table:style-name="ce3">
            <text:p>1091,5</text:p>
          </table:table-cell>
          <table:table-cell office:value-type="float" office:value="1258.3369612451615" table:style-name="ce3">
            <text:p>1258,3</text:p>
          </table:table-cell>
          <table:table-cell office:value-type="float" office:value="1375.5695731680637" table:style-name="ce3">
            <text:p>1375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enezuela</text:p>
          </table:table-cell>
          <table:table-cell office:value-type="float" office:value="218.15489292907495" table:style-name="ce4">
            <text:p>218,2</text:p>
          </table:table-cell>
          <table:table-cell office:value-type="float" office:value="2.5915767326464496" table:style-name="ce4">
            <text:p>2,6</text:p>
          </table:table-cell>
          <table:table-cell office:value-type="float" office:value="2.0248330391059319" table:style-name="ce4">
            <text:p>2,0</text:p>
          </table:table-cell>
          <table:table-cell office:value-type="float" office:value="4.6273335019386366" table:style-name="ce4">
            <text:p>4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ustralia</text:p>
          </table:table-cell>
          <table:table-cell office:value-type="float" office:value="26382.947050018291" table:style-name="ce3">
            <text:p>26382,9</text:p>
          </table:table-cell>
          <table:table-cell office:value-type="float" office:value="27300.894700619407" table:style-name="ce3">
            <text:p>27300,9</text:p>
          </table:table-cell>
          <table:table-cell office:value-type="float" office:value="32718.066816816816" table:style-name="ce3">
            <text:p>32718,1</text:p>
          </table:table-cell>
          <table:table-cell office:value-type="float" office:value="32298.918664329518" table:style-name="ce3">
            <text:p>32298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iji</text:p>
          </table:table-cell>
          <table:table-cell office:value-type="float" office:value="54.411608003680406" table:style-name="ce3">
            <text:p>54,4</text:p>
          </table:table-cell>
          <table:table-cell office:value-type="float" office:value="71.181003997539989" table:style-name="ce3">
            <text:p>71,2</text:p>
          </table:table-cell>
          <table:table-cell office:value-type="float" office:value="68.750805152979055" table:style-name="ce3">
            <text:p>68,8</text:p>
          </table:table-cell>
          <table:table-cell office:value-type="float" office:value="66.810539595369647" table:style-name="ce3">
            <text:p>66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w Zealand</text:p>
          </table:table-cell>
          <table:table-cell office:value-type="float" office:value="1921.8156166914707" table:style-name="ce3">
            <text:p>1921,8</text:p>
          </table:table-cell>
          <table:table-cell office:value-type="float" office:value="2810.1823491239456" table:style-name="ce3">
            <text:p>2810,2</text:p>
          </table:table-cell>
          <table:table-cell office:value-type="float" office:value="2905.5710749646396" table:style-name="ce3">
            <text:p>2905,6</text:p>
          </table:table-cell>
          <table:table-cell office:value-type="float" office:value="2829.0858390220264" table:style-name="ce3">
            <text:p>2829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apua New Guinea</text:p>
          </table:table-cell>
          <table:table-cell office:value-type="float" office:value="79.051319309880753" table:style-name="ce3">
            <text:p>79,1</text:p>
          </table:table-cell>
          <table:table-cell office:value-type="float" office:value="93.461981566820285" table:style-name="ce3">
            <text:p>93,5</text:p>
          </table:table-cell>
          <table:table-cell office:value-type="float" office:value="88.72420807904679" table:style-name="ce3">
            <text:p>88,7</text:p>
          </table:table-cell>
          <table:table-cell office:value-type="float" office:value="97.487775747491341" table:style-name="ce3">
            <text:p>97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fghanistan</text:p>
          </table:table-cell>
          <table:table-cell office:value-type="float" office:value="185.87831006238258" table:style-name="ce3">
            <text:p>185,9</text:p>
          </table:table-cell>
          <table:table-cell office:value-type="float" office:value="279.57695492519326" table:style-name="ce3">
            <text:p>279,6</text:p>
          </table:table-cell>
          <table:table-cell office:value-type="float" office:value="278.25078801492702" table:style-name="ce3">
            <text:p>278,3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angladesh</text:p>
          </table:table-cell>
          <table:table-cell office:value-type="float" office:value="3239.7535096391789" table:style-name="ce3">
            <text:p>3239,8</text:p>
          </table:table-cell>
          <table:table-cell office:value-type="float" office:value="4651.1833482626944" table:style-name="ce3">
            <text:p>4651,2</text:p>
          </table:table-cell>
          <table:table-cell office:value-type="float" office:value="4965.7752439167743" table:style-name="ce3">
            <text:p>4965,8</text:p>
          </table:table-cell>
          <table:table-cell office:value-type="float" office:value="4806.2634809463734" table:style-name="ce3">
            <text:p>4806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dia</text:p>
          </table:table-cell>
          <table:table-cell office:value-type="float" office:value="56637.622640874084" table:style-name="ce3">
            <text:p>56637,6</text:p>
          </table:table-cell>
          <table:table-cell office:value-type="float" office:value="72937.064047799286" table:style-name="ce3">
            <text:p>72937,1</text:p>
          </table:table-cell>
          <table:table-cell office:value-type="float" office:value="76348.538793920859" table:style-name="ce3">
            <text:p>76348,5</text:p>
          </table:table-cell>
          <table:table-cell office:value-type="float" office:value="81363.188268803395" table:style-name="ce3">
            <text:p>81363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pal</text:p>
          </table:table-cell>
          <table:table-cell office:value-type="float" office:value="356.49527864058689" table:style-name="ce3">
            <text:p>356,5</text:p>
          </table:table-cell>
          <table:table-cell office:value-type="float" office:value="434.38167346146383" table:style-name="ce3">
            <text:p>434,4</text:p>
          </table:table-cell>
          <table:table-cell office:value-type="float" office:value="450.65995152075783" table:style-name="ce3">
            <text:p>450,7</text:p>
          </table:table-cell>
          <table:table-cell office:value-type="float" office:value="428.26808283829763" table:style-name="ce3">
            <text:p>428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akistan</text:p>
          </table:table-cell>
          <table:table-cell office:value-type="float" office:value="10004.709598813655" table:style-name="ce3">
            <text:p>10004,7</text:p>
          </table:table-cell>
          <table:table-cell office:value-type="float" office:value="10408.079353997666" table:style-name="ce3">
            <text:p>10408,1</text:p>
          </table:table-cell>
          <table:table-cell office:value-type="float" office:value="11836.353787058011" table:style-name="ce3">
            <text:p>11836,4</text:p>
          </table:table-cell>
          <table:table-cell office:value-type="float" office:value="10337.479626022803" table:style-name="ce3">
            <text:p>10337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ri Lanka</text:p>
          </table:table-cell>
          <table:table-cell office:value-type="float" office:value="1741.4566499742639" table:style-name="ce3">
            <text:p>1741,5</text:p>
          </table:table-cell>
          <table:table-cell office:value-type="float" office:value="1486.4408607949949" table:style-name="ce3">
            <text:p>1486,4</text:p>
          </table:table-cell>
          <table:table-cell office:value-type="float" office:value="1702.9472464239602" table:style-name="ce3">
            <text:p>1702,9</text:p>
          </table:table-cell>
          <table:table-cell office:value-type="float" office:value="1053.464730437335" table:style-name="ce3">
            <text:p>1053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hina</text:p>
          </table:table-cell>
          <table:table-cell office:value-type="float" office:value="198538.36142755367" table:style-name="ce5">
            <text:p>198538,4</text:p>
          </table:table-cell>
          <table:table-cell office:value-type="float" office:value="257973.4298335652" table:style-name="ce5">
            <text:p>257973,4</text:p>
          </table:table-cell>
          <table:table-cell office:value-type="float" office:value="285930.51805605274" table:style-name="ce5">
            <text:p>285930,5</text:p>
          </table:table-cell>
          <table:table-cell office:value-type="float" office:value="291958.42846021045" table:style-name="ce5">
            <text:p>291958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apan</text:p>
          </table:table-cell>
          <table:table-cell office:value-type="float" office:value="46471.28771424602" table:style-name="ce3">
            <text:p>46471,3</text:p>
          </table:table-cell>
          <table:table-cell office:value-type="float" office:value="51396.536058525438" table:style-name="ce3">
            <text:p>51396,5</text:p>
          </table:table-cell>
          <table:table-cell office:value-type="float" office:value="50957.471034030459" table:style-name="ce3">
            <text:p>50957,5</text:p>
          </table:table-cell>
          <table:table-cell office:value-type="float" office:value="45992.092171893266" table:style-name="ce3">
            <text:p>45992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rea, North</text:p>
          </table:table-cell>
          <table:table-cell office:value-type="float" office:value="912.59259259259261" table:style-name="ce4">
            <text:p>912,6</text:p>
          </table:table-cell>
          <table:table-cell office:value-type="string" table:style-name="ce7">
            <text:p>...</text:p>
          </table:table-cell>
          <table:table-cell office:value-type="string" table:style-name="ce7">
            <text:p>...</text:p>
          </table:table-cell>
          <table:table-cell office:value-type="string" table:style-name="ce7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rea, South</text:p>
          </table:table-cell>
          <table:table-cell office:value-type="float" office:value="36885.283430023352" table:style-name="ce3">
            <text:p>36885,3</text:p>
          </table:table-cell>
          <table:table-cell office:value-type="float" office:value="46117.096574581883" table:style-name="ce3">
            <text:p>46117,1</text:p>
          </table:table-cell>
          <table:table-cell office:value-type="float" office:value="50873.788105291685" table:style-name="ce3">
            <text:p>50873,8</text:p>
          </table:table-cell>
          <table:table-cell office:value-type="float" office:value="46365.420707415731" table:style-name="ce3">
            <text:p>46365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golia</text:p>
          </table:table-cell>
          <table:table-cell office:value-type="float" office:value="96.36678983712936" table:style-name="ce3">
            <text:p>96,4</text:p>
          </table:table-cell>
          <table:table-cell office:value-type="float" office:value="112.17838765008577" table:style-name="ce3">
            <text:p>112,2</text:p>
          </table:table-cell>
          <table:table-cell office:value-type="float" office:value="108.26209923664123" table:style-name="ce3">
            <text:p>108,3</text:p>
          </table:table-cell>
          <table:table-cell office:value-type="float" office:value="118.35780445969125" table:style-name="ce3">
            <text:p>118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iwan</text:p>
          </table:table-cell>
          <table:table-cell office:value-type="float" office:value="9663.6689760882327" table:style-name="ce3">
            <text:p>9663,7</text:p>
          </table:table-cell>
          <table:table-cell office:value-type="float" office:value="11859.170231547498" table:style-name="ce3">
            <text:p>11859,2</text:p>
          </table:table-cell>
          <table:table-cell office:value-type="float" office:value="12893.982808022922" table:style-name="ce3">
            <text:p>12894,0</text:p>
          </table:table-cell>
          <table:table-cell office:value-type="float" office:value="12508.611840183316" table:style-name="ce3">
            <text:p>12508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runei</text:p>
          </table:table-cell>
          <table:table-cell office:value-type="float" office:value="403.366488712977" table:style-name="ce3">
            <text:p>403,4</text:p>
          </table:table-cell>
          <table:table-cell office:value-type="float" office:value="436.54822335025381" table:style-name="ce3">
            <text:p>436,5</text:p>
          </table:table-cell>
          <table:table-cell office:value-type="float" office:value="453.33779861576249" table:style-name="ce3">
            <text:p>453,3</text:p>
          </table:table-cell>
          <table:table-cell office:value-type="float" office:value="435.85735115960216" table:style-name="ce3">
            <text:p>435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mbodia</text:p>
          </table:table-cell>
          <table:table-cell office:value-type="float" office:value="382.20526041154363" table:style-name="ce3">
            <text:p>382,2</text:p>
          </table:table-cell>
          <table:table-cell office:value-type="float" office:value="621.32932683240358" table:style-name="ce3">
            <text:p>621,3</text:p>
          </table:table-cell>
          <table:table-cell office:value-type="float" office:value="630.40725502711643" table:style-name="ce3">
            <text:p>630,4</text:p>
          </table:table-cell>
          <table:table-cell office:value-type="float" office:value="611.00959209484381" table:style-name="ce3">
            <text:p>611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ndonesia</text:p>
          </table:table-cell>
          <table:table-cell office:value-type="float" office:value="7396.6260746860498" table:style-name="ce3">
            <text:p>7396,6</text:p>
          </table:table-cell>
          <table:table-cell office:value-type="float" office:value="9386.9567176465607" table:style-name="ce3">
            <text:p>9387,0</text:p>
          </table:table-cell>
          <table:table-cell office:value-type="float" office:value="8802.5148004503644" table:style-name="ce3">
            <text:p>8802,5</text:p>
          </table:table-cell>
          <table:table-cell office:value-type="float" office:value="8986.6080709273865" table:style-name="ce3">
            <text:p>8986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os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laysia</text:p>
          </table:table-cell>
          <table:table-cell office:value-type="float" office:value="4169.3740005069312" table:style-name="ce3">
            <text:p>4169,4</text:p>
          </table:table-cell>
          <table:table-cell office:value-type="float" office:value="3374.5835316515945" table:style-name="ce3">
            <text:p>3374,6</text:p>
          </table:table-cell>
          <table:table-cell office:value-type="float" office:value="3675.4890123158657" table:style-name="ce3">
            <text:p>3675,5</text:p>
          </table:table-cell>
          <table:table-cell office:value-type="float" office:value="3670.6506869325813" table:style-name="ce3">
            <text:p>3670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yanmar</text:p>
          </table:table-cell>
          <table:table-cell office:value-type="float" office:value="2455.7841201322026" table:style-name="ce4">
            <text:p>2455,8</text:p>
          </table:table-cell>
          <table:table-cell office:value-type="float" office:value="2498.2291379385424" table:style-name="ce3">
            <text:p>2498,2</text:p>
          </table:table-cell>
          <table:table-cell office:value-type="float" office:value="2107.8210548201537" table:style-name="ce3">
            <text:p>2107,8</text:p>
          </table:table-cell>
          <table:table-cell office:value-type="float" office:value="1856.9278503027954" table:style-name="ce4">
            <text:p>1856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hilippines</text:p>
          </table:table-cell>
          <table:table-cell office:value-type="float" office:value="3331.5028470633661" table:style-name="ce3">
            <text:p>3331,5</text:p>
          </table:table-cell>
          <table:table-cell office:value-type="float" office:value="4693.0734971080792" table:style-name="ce3">
            <text:p>4693,1</text:p>
          </table:table-cell>
          <table:table-cell office:value-type="float" office:value="5546.0913540630017" table:style-name="ce3">
            <text:p>5546,1</text:p>
          </table:table-cell>
          <table:table-cell office:value-type="float" office:value="3965.4102286301186" table:style-name="ce3">
            <text:p>3965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ingapore</text:p>
          </table:table-cell>
          <table:table-cell office:value-type="float" office:value="9873.3315642744328" table:style-name="ce3">
            <text:p>9873,3</text:p>
          </table:table-cell>
          <table:table-cell office:value-type="float" office:value="9801.6497461928939" table:style-name="ce3">
            <text:p>9801,6</text:p>
          </table:table-cell>
          <table:table-cell office:value-type="float" office:value="11054.765450483992" table:style-name="ce3">
            <text:p>11054,8</text:p>
          </table:table-cell>
          <table:table-cell office:value-type="float" office:value="11687.571182961065" table:style-name="ce3">
            <text:p>11687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hailand</text:p>
          </table:table-cell>
          <table:table-cell office:value-type="float" office:value="5876.29493844837" table:style-name="ce3">
            <text:p>5876,3</text:p>
          </table:table-cell>
          <table:table-cell office:value-type="float" office:value="7268.8239054010864" table:style-name="ce3">
            <text:p>7268,8</text:p>
          </table:table-cell>
          <table:table-cell office:value-type="float" office:value="6618.0629502035699" table:style-name="ce3">
            <text:p>6618,1</text:p>
          </table:table-cell>
          <table:table-cell office:value-type="float" office:value="5724.3719994514586" table:style-name="ce3">
            <text:p>5724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imor Leste</text:p>
          </table:table-cell>
          <table:table-cell office:value-type="float" office:value="26.216999999999999" table:style-name="ce3">
            <text:p>26,2</text:p>
          </table:table-cell>
          <table:table-cell office:value-type="float" office:value="38.456000000000003" table:style-name="ce3">
            <text:p>38,5</text:p>
          </table:table-cell>
          <table:table-cell office:value-type="float" office:value="39.222000000000001" table:style-name="ce3">
            <text:p>39,2</text:p>
          </table:table-cell>
          <table:table-cell office:value-type="float" office:value="44.311" table:style-name="ce3">
            <text:p>44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Viet Nam</text:p>
          </table:table-cell>
          <table:table-cell office:value-type="float" office:value="5017.4017873723415" table:style-name="ce4">
            <text:p>5017,4</text:p>
          </table:table-cell>
          <table:table-cell office:value-type="string" table:style-name="ce7">
            <text:p>...</text:p>
          </table:table-cell>
          <table:table-cell office:value-type="string" table:style-name="ce7">
            <text:p>...</text:p>
          </table:table-cell>
          <table:table-cell office:value-type="string" table:style-name="ce7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azakhstan</text:p>
          </table:table-cell>
          <table:table-cell office:value-type="float" office:value="1281.103431979172" table:style-name="ce3">
            <text:p>1281,1</text:p>
          </table:table-cell>
          <table:table-cell office:value-type="float" office:value="1548.1757749091753" table:style-name="ce3">
            <text:p>1548,2</text:p>
          </table:table-cell>
          <table:table-cell office:value-type="float" office:value="1617.7933749973538" table:style-name="ce3">
            <text:p>1617,8</text:p>
          </table:table-cell>
          <table:table-cell office:value-type="float" office:value="1132.9985406349742" table:style-name="ce3">
            <text:p>1133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yrgyz Republic</text:p>
          </table:table-cell>
          <table:table-cell office:value-type="float" office:value="115.64531181156246" table:style-name="ce5">
            <text:p>115,6</text:p>
          </table:table-cell>
          <table:table-cell office:value-type="float" office:value="131.10440870462838" table:style-name="ce5">
            <text:p>131,1</text:p>
          </table:table-cell>
          <table:table-cell office:value-type="float" office:value="133.34331669945755" table:style-name="ce5">
            <text:p>133,3</text:p>
          </table:table-cell>
          <table:table-cell office:value-type="float" office:value="149.76775484960933" table:style-name="ce5">
            <text:p>149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ajikistan</text:p>
          </table:table-cell>
          <table:table-cell office:value-type="float" office:value="84.590183628048564" table:style-name="ce5">
            <text:p>84,6</text:p>
          </table:table-cell>
          <table:table-cell office:value-type="float" office:value="80.370009737098357" table:style-name="ce5">
            <text:p>80,4</text:p>
          </table:table-cell>
          <table:table-cell office:value-type="float" office:value="81.706775597193868" table:style-name="ce5">
            <text:p>81,7</text:p>
          </table:table-cell>
          <table:table-cell office:value-type="float" office:value="103.48135195678269" table:style-name="ce5">
            <text:p>103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urkmenistan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zbekistan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lbania</text:p>
          </table:table-cell>
          <table:table-cell office:value-type="float" office:value="130.85320362646382" table:style-name="ce3">
            <text:p>130,9</text:p>
          </table:table-cell>
          <table:table-cell office:value-type="float" office:value="196.59630898441819" table:style-name="ce3">
            <text:p>196,6</text:p>
          </table:table-cell>
          <table:table-cell office:value-type="float" office:value="222.81454011666085" table:style-name="ce3">
            <text:p>222,8</text:p>
          </table:table-cell>
          <table:table-cell office:value-type="float" office:value="288.72422926344149" table:style-name="ce3">
            <text:p>288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osnia and Herzegovina</text:p>
          </table:table-cell>
          <table:table-cell office:value-type="float" office:value="157.9120105787029" table:style-name="ce3">
            <text:p>157,9</text:p>
          </table:table-cell>
          <table:table-cell office:value-type="float" office:value="167.52186588921282" table:style-name="ce3">
            <text:p>167,5</text:p>
          </table:table-cell>
          <table:table-cell office:value-type="float" office:value="209.7218863361548" table:style-name="ce3">
            <text:p>209,7</text:p>
          </table:table-cell>
          <table:table-cell office:value-type="float" office:value="184.48641262408196" table:style-name="ce3">
            <text:p>184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lgaria</text:p>
          </table:table-cell>
          <table:table-cell office:value-type="float" office:value="670.59285835972366" table:style-name="ce3">
            <text:p>670,6</text:p>
          </table:table-cell>
          <table:table-cell office:value-type="float" office:value="1119.0115398065043" table:style-name="ce3">
            <text:p>1119,0</text:p>
          </table:table-cell>
          <table:table-cell office:value-type="float" office:value="1275.2448905550855" table:style-name="ce3">
            <text:p>1275,2</text:p>
          </table:table-cell>
          <table:table-cell office:value-type="float" office:value="1335.9633504108774" table:style-name="ce3">
            <text:p>1336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roatia</text:p>
          </table:table-cell>
          <table:table-cell office:value-type="float" office:value="836.68504208223999" table:style-name="ce3">
            <text:p>836,7</text:p>
          </table:table-cell>
          <table:table-cell office:value-type="float" office:value="980.79830662231632" table:style-name="ce3">
            <text:p>980,8</text:p>
          </table:table-cell>
          <table:table-cell office:value-type="float" office:value="1361.2376315376157" table:style-name="ce3">
            <text:p>1361,2</text:p>
          </table:table-cell>
          <table:table-cell office:value-type="float" office:value="1308.52062898896" table:style-name="ce3">
            <text:p>1308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zechia</text:p>
          </table:table-cell>
          <table:table-cell office:value-type="float" office:value="1954.9350000452812" table:style-name="ce3">
            <text:p>1954,9</text:p>
          </table:table-cell>
          <table:table-cell office:value-type="float" office:value="3252.5050618188079" table:style-name="ce3">
            <text:p>3252,5</text:p>
          </table:table-cell>
          <table:table-cell office:value-type="float" office:value="3935.6309650053026" table:style-name="ce3">
            <text:p>3935,6</text:p>
          </table:table-cell>
          <table:table-cell office:value-type="float" office:value="4005.4283256640861" table:style-name="ce3">
            <text:p>4005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zechoslovakia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stonia</text:p>
          </table:table-cell>
          <table:table-cell office:value-type="float" office:value="497.6534042560566" table:style-name="ce3">
            <text:p>497,7</text:p>
          </table:table-cell>
          <table:table-cell office:value-type="float" office:value="718.11239028838474" table:style-name="ce3">
            <text:p>718,1</text:p>
          </table:table-cell>
          <table:table-cell office:value-type="float" office:value="748.58088930936606" table:style-name="ce3">
            <text:p>748,6</text:p>
          </table:table-cell>
          <table:table-cell office:value-type="float" office:value="810.91655658115064" table:style-name="ce3">
            <text:p>810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erman Democratic Republic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ungary</text:p>
          </table:table-cell>
          <table:table-cell office:value-type="float" office:value="1288.6760931675965" table:style-name="ce3">
            <text:p>1288,7</text:p>
          </table:table-cell>
          <table:table-cell office:value-type="float" office:value="2768.3725371738155" table:style-name="ce3">
            <text:p>2768,4</text:p>
          </table:table-cell>
          <table:table-cell office:value-type="float" office:value="3060.1365901273894" table:style-name="ce3">
            <text:p>3060,1</text:p>
          </table:table-cell>
          <table:table-cell office:value-type="float" office:value="2572.2463617013846" table:style-name="ce3">
            <text:p>2572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osovo</text:p>
          </table:table-cell>
          <table:table-cell office:value-type="float" office:value="51.937624419376249" table:style-name="ce3">
            <text:p>51,9</text:p>
          </table:table-cell>
          <table:table-cell office:value-type="float" office:value="78.965006269235147" table:style-name="ce3">
            <text:p>79,0</text:p>
          </table:table-cell>
          <table:table-cell office:value-type="float" office:value="79.609744560075683" table:style-name="ce3">
            <text:p>79,6</text:p>
          </table:table-cell>
          <table:table-cell office:value-type="float" office:value="107.60158018292427" table:style-name="ce3">
            <text:p>107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atvia</text:p>
          </table:table-cell>
          <table:table-cell office:value-type="float" office:value="404.55245216626344" table:style-name="ce3">
            <text:p>404,6</text:p>
          </table:table-cell>
          <table:table-cell office:value-type="float" office:value="742.04946996466435" table:style-name="ce3">
            <text:p>742,0</text:p>
          </table:table-cell>
          <table:table-cell office:value-type="float" office:value="823.08420056764419" table:style-name="ce3">
            <text:p>823,1</text:p>
          </table:table-cell>
          <table:table-cell office:value-type="float" office:value="848.78036467054278" table:style-name="ce3">
            <text:p>848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ithuania</text:p>
          </table:table-cell>
          <table:table-cell office:value-type="float" office:value="635.44810241228913" table:style-name="ce3">
            <text:p>635,4</text:p>
          </table:table-cell>
          <table:table-cell office:value-type="float" office:value="1174.0567650746609" table:style-name="ce3">
            <text:p>1174,1</text:p>
          </table:table-cell>
          <table:table-cell office:value-type="float" office:value="1306.7644276253548" table:style-name="ce3">
            <text:p>1306,8</text:p>
          </table:table-cell>
          <table:table-cell office:value-type="float" office:value="1732.2692200896952" table:style-name="ce3">
            <text:p>1732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rth Macedonia</text:p>
          </table:table-cell>
          <table:table-cell office:value-type="float" office:value="103.52013726839455" table:style-name="ce3">
            <text:p>103,5</text:p>
          </table:table-cell>
          <table:table-cell office:value-type="float" office:value="153.53748289507746" table:style-name="ce3">
            <text:p>153,5</text:p>
          </table:table-cell>
          <table:table-cell office:value-type="float" office:value="205.57504797720355" table:style-name="ce3">
            <text:p>205,6</text:p>
          </table:table-cell>
          <table:table-cell office:value-type="float" office:value="224.96025636694122" table:style-name="ce3">
            <text:p>225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ntenegro</text:p>
          </table:table-cell>
          <table:table-cell office:value-type="float" office:value="61.714551610020528" table:style-name="ce3">
            <text:p>61,7</text:p>
          </table:table-cell>
          <table:table-cell office:value-type="float" office:value="82.920323720506104" table:style-name="ce3">
            <text:p>82,9</text:p>
          </table:table-cell>
          <table:table-cell office:value-type="float" office:value="91.137653736991481" table:style-name="ce3">
            <text:p>91,1</text:p>
          </table:table-cell>
          <table:table-cell office:value-type="float" office:value="98.011519011838743" table:style-name="ce3">
            <text:p>98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land</text:p>
          </table:table-cell>
          <table:table-cell office:value-type="float" office:value="9164.1905866377347" table:style-name="ce3">
            <text:p>9164,2</text:p>
          </table:table-cell>
          <table:table-cell office:value-type="float" office:value="13368.39404822986" table:style-name="ce3">
            <text:p>13368,4</text:p>
          </table:table-cell>
          <table:table-cell office:value-type="float" office:value="15112.493519958527" table:style-name="ce3">
            <text:p>15112,5</text:p>
          </table:table-cell>
          <table:table-cell office:value-type="float" office:value="16573.133749565477" table:style-name="ce3">
            <text:p>16573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mania</text:p>
          </table:table-cell>
          <table:table-cell office:value-type="float" office:value="2644.1598360853718" table:style-name="ce3">
            <text:p>2644,2</text:p>
          </table:table-cell>
          <table:table-cell office:value-type="float" office:value="5052.3214706575536" table:style-name="ce3">
            <text:p>5052,3</text:p>
          </table:table-cell>
          <table:table-cell office:value-type="float" office:value="5300.04812319538" table:style-name="ce3">
            <text:p>5300,0</text:p>
          </table:table-cell>
          <table:table-cell office:value-type="float" office:value="5186.6852534800137" table:style-name="ce3">
            <text:p>5186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erbia</text:p>
          </table:table-cell>
          <table:table-cell office:value-type="float" office:value="710.39771713094819" table:style-name="ce5">
            <text:p>710,4</text:p>
          </table:table-cell>
          <table:table-cell office:value-type="float" office:value="1121.2117834086193" table:style-name="ce5">
            <text:p>1121,2</text:p>
          </table:table-cell>
          <table:table-cell office:value-type="float" office:value="1270.7837471965734" table:style-name="ce5">
            <text:p>1270,8</text:p>
          </table:table-cell>
          <table:table-cell office:value-type="float" office:value="1426.3655073053665" table:style-name="ce5">
            <text:p>1426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lovakia</text:p>
          </table:table-cell>
          <table:table-cell office:value-type="float" office:value="1003.0480836894296" table:style-name="ce3">
            <text:p>1003,0</text:p>
          </table:table-cell>
          <table:table-cell office:value-type="float" office:value="2047.1902427903797" table:style-name="ce3">
            <text:p>2047,2</text:p>
          </table:table-cell>
          <table:table-cell office:value-type="float" office:value="2064.8060548722797" table:style-name="ce3">
            <text:p>2064,8</text:p>
          </table:table-cell>
          <table:table-cell office:value-type="float" office:value="1994.1605593746583" table:style-name="ce3">
            <text:p>1994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lovenia</text:p>
          </table:table-cell>
          <table:table-cell office:value-type="float" office:value="449.17753909570104" table:style-name="ce3">
            <text:p>449,2</text:p>
          </table:table-cell>
          <table:table-cell office:value-type="float" office:value="567.65074660891378" table:style-name="ce3">
            <text:p>567,7</text:p>
          </table:table-cell>
          <table:table-cell office:value-type="float" office:value="762.7719962157048" table:style-name="ce3">
            <text:p>762,8</text:p>
          </table:table-cell>
          <table:table-cell office:value-type="float" office:value="735.18894040236614" table:style-name="ce3">
            <text:p>735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Yugoslavia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rmenia</text:p>
          </table:table-cell>
          <table:table-cell office:value-type="float" office:value="431.39621860165812" table:style-name="ce3">
            <text:p>431,4</text:p>
          </table:table-cell>
          <table:table-cell office:value-type="float" office:value="633.96040011525952" table:style-name="ce3">
            <text:p>634,0</text:p>
          </table:table-cell>
          <table:table-cell office:value-type="float" office:value="619.43547171009288" table:style-name="ce3">
            <text:p>619,4</text:p>
          </table:table-cell>
          <table:table-cell office:value-type="float" office:value="795.20158004970676" table:style-name="ce3">
            <text:p>795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zerbaijan</text:p>
          </table:table-cell>
          <table:table-cell office:value-type="float" office:value="1396.9691076583222" table:style-name="ce3">
            <text:p>1397,0</text:p>
          </table:table-cell>
          <table:table-cell office:value-type="float" office:value="2237.7647058823527" table:style-name="ce3">
            <text:p>2237,8</text:p>
          </table:table-cell>
          <table:table-cell office:value-type="float" office:value="2703.1764705882356" table:style-name="ce3">
            <text:p>2703,2</text:p>
          </table:table-cell>
          <table:table-cell office:value-type="float" office:value="2991.035294117647" table:style-name="ce3">
            <text:p>2991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larus</text:p>
          </table:table-cell>
          <table:table-cell office:value-type="float" office:value="592.18233136682011" table:style-name="ce3">
            <text:p>592,2</text:p>
          </table:table-cell>
          <table:table-cell office:value-type="float" office:value="707.41803278688531" table:style-name="ce3">
            <text:p>707,4</text:p>
          </table:table-cell>
          <table:table-cell office:value-type="float" office:value="762.77622405167995" table:style-name="ce3">
            <text:p>762,8</text:p>
          </table:table-cell>
          <table:table-cell office:value-type="float" office:value="820.78359147376477" table:style-name="ce3">
            <text:p>820,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eorgia</text:p>
          </table:table-cell>
          <table:table-cell office:value-type="float" office:value="315.19444632233643" table:style-name="ce3">
            <text:p>315,2</text:p>
          </table:table-cell>
          <table:table-cell office:value-type="float" office:value="287.86407766990294" table:style-name="ce3">
            <text:p>287,9</text:p>
          </table:table-cell>
          <table:table-cell office:value-type="float" office:value="300.48943443132384" table:style-name="ce3">
            <text:p>300,5</text:p>
          </table:table-cell>
          <table:table-cell office:value-type="float" office:value="360.34417069704398" table:style-name="ce3">
            <text:p>360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oldova</text:p>
          </table:table-cell>
          <table:table-cell office:value-type="float" office:value="27.431006079722557" table:style-name="ce3">
            <text:p>27,4</text:p>
          </table:table-cell>
          <table:table-cell office:value-type="float" office:value="44.533780657103193" table:style-name="ce3">
            <text:p>44,5</text:p>
          </table:table-cell>
          <table:table-cell office:value-type="float" office:value="52.293263181974147" table:style-name="ce3">
            <text:p>52,3</text:p>
          </table:table-cell>
          <table:table-cell office:value-type="float" office:value="47.749815113753691" table:style-name="ce3">
            <text:p>47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ussia</text:p>
          </table:table-cell>
          <table:table-cell office:value-type="float" office:value="69245.294552846593" table:style-name="ce3">
            <text:p>69245,3</text:p>
          </table:table-cell>
          <table:table-cell office:value-type="float" office:value="61712.537168937131" table:style-name="ce3">
            <text:p>61712,5</text:p>
          </table:table-cell>
          <table:table-cell office:value-type="float" office:value="65907.705047104493" table:style-name="ce3">
            <text:p>65907,7</text:p>
          </table:table-cell>
          <table:table-cell office:value-type="float" office:value="86373.102251413147" table:style-name="ce4">
            <text:p>86373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kraine</text:p>
          </table:table-cell>
          <table:table-cell office:value-type="float" office:value="2943.8075917186288" table:style-name="ce5">
            <text:p>2943,8</text:p>
          </table:table-cell>
          <table:table-cell office:value-type="float" office:value="5924.2008803055014" table:style-name="ce5">
            <text:p>5924,2</text:p>
          </table:table-cell>
          <table:table-cell office:value-type="float" office:value="5942.7810675572637" table:style-name="ce5">
            <text:p>5942,8</text:p>
          </table:table-cell>
          <table:table-cell office:value-type="float" office:value="43997.749155175232" table:style-name="ce5">
            <text:p>43997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SSR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Austria</text:p>
          </table:table-cell>
          <table:table-cell office:value-type="float" office:value="2885.9473861035676" table:style-name="ce3">
            <text:p>2885,9</text:p>
          </table:table-cell>
          <table:table-cell office:value-type="float" office:value="3840.0775105437137" table:style-name="ce3">
            <text:p>3840,1</text:p>
          </table:table-cell>
          <table:table-cell office:value-type="float" office:value="4196.4285714285716" table:style-name="ce3">
            <text:p>4196,4</text:p>
          </table:table-cell>
          <table:table-cell office:value-type="float" office:value="3625.5648018040006" table:style-name="ce3">
            <text:p>3625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elgium</text:p>
          </table:table-cell>
          <table:table-cell office:value-type="float" office:value="4255.4895546162352" table:style-name="ce3">
            <text:p>4255,5</text:p>
          </table:table-cell>
          <table:table-cell office:value-type="float" office:value="5317.4512709449455" table:style-name="ce3">
            <text:p>5317,5</text:p>
          </table:table-cell>
          <table:table-cell office:value-type="float" office:value="6239.3566698202458" table:style-name="ce3">
            <text:p>6239,4</text:p>
          </table:table-cell>
          <table:table-cell office:value-type="float" office:value="6867.0223059900554" table:style-name="ce3">
            <text:p>6867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yprus</text:p>
          </table:table-cell>
          <table:table-cell office:value-type="float" office:value="295.35500995355011" table:style-name="ce3">
            <text:p>295,4</text:p>
          </table:table-cell>
          <table:table-cell office:value-type="float" office:value="483.41502336714922" table:style-name="ce3">
            <text:p>483,4</text:p>
          </table:table-cell>
          <table:table-cell office:value-type="float" office:value="541.80463576158945" table:style-name="ce3">
            <text:p>541,8</text:p>
          </table:table-cell>
          <table:table-cell office:value-type="float" office:value="494.23839053573084" table:style-name="ce3">
            <text:p>494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Denmark</text:p>
          </table:table-cell>
          <table:table-cell office:value-type="float" office:value="3592.7279437738093" table:style-name="ce3">
            <text:p>3592,7</text:p>
          </table:table-cell>
          <table:table-cell office:value-type="float" office:value="4887.1559633027528" table:style-name="ce3">
            <text:p>4887,2</text:p>
          </table:table-cell>
          <table:table-cell office:value-type="float" office:value="5273.6959287531809" table:style-name="ce3">
            <text:p>5273,7</text:p>
          </table:table-cell>
          <table:table-cell office:value-type="float" office:value="5467.946573711386" table:style-name="ce3">
            <text:p>5467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inland</text:p>
          </table:table-cell>
          <table:table-cell office:value-type="float" office:value="3415.0082496504506" table:style-name="ce3">
            <text:p>3415,0</text:p>
          </table:table-cell>
          <table:table-cell office:value-type="float" office:value="3868.6880200615524" table:style-name="ce3">
            <text:p>3868,7</text:p>
          </table:table-cell>
          <table:table-cell office:value-type="float" office:value="3752.3651844843898" table:style-name="ce3">
            <text:p>3752,4</text:p>
          </table:table-cell>
          <table:table-cell office:value-type="float" office:value="4822.9025553863376" table:style-name="ce3">
            <text:p>4822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France</text:p>
          </table:table-cell>
          <table:table-cell office:value-type="float" office:value="47370.589552630576" table:style-name="ce3">
            <text:p>47370,6</text:p>
          </table:table-cell>
          <table:table-cell office:value-type="float" office:value="52747.064858087317" table:style-name="ce3">
            <text:p>52747,1</text:p>
          </table:table-cell>
          <table:table-cell office:value-type="float" office:value="56646.996215704836" table:style-name="ce3">
            <text:p>56647,0</text:p>
          </table:table-cell>
          <table:table-cell office:value-type="float" office:value="53638.748769426245" table:style-name="ce3">
            <text:p>53638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ermany</text:p>
          </table:table-cell>
          <table:table-cell office:value-type="float" office:value="39909.678594247795" table:style-name="ce3">
            <text:p>39909,7</text:p>
          </table:table-cell>
          <table:table-cell office:value-type="float" office:value="53318.705117975609" table:style-name="ce3">
            <text:p>53318,7</text:p>
          </table:table-cell>
          <table:table-cell office:value-type="float" office:value="56513.126773888362" table:style-name="ce3">
            <text:p>56513,1</text:p>
          </table:table-cell>
          <table:table-cell office:value-type="float" office:value="55759.747827038125" table:style-name="ce3">
            <text:p>55759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reece</text:p>
          </table:table-cell>
          <table:table-cell office:value-type="float" office:value="4963.4844644045179" table:style-name="ce3">
            <text:p>4963,5</text:p>
          </table:table-cell>
          <table:table-cell office:value-type="float" office:value="5773.2816596375242" table:style-name="ce3">
            <text:p>5773,3</text:p>
          </table:table-cell>
          <table:table-cell office:value-type="float" office:value="8299.9053926206252" table:style-name="ce3">
            <text:p>8299,9</text:p>
          </table:table-cell>
          <table:table-cell office:value-type="float" office:value="8104.8532987791032" table:style-name="ce3">
            <text:p>8104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celand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office:value-type="float" office:value="0" table:style-name="ce3">
            <text:p>0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reland</text:p>
          </table:table-cell>
          <table:table-cell office:value-type="float" office:value="1001.6104182993565" table:style-name="ce3">
            <text:p>1001,6</text:p>
          </table:table-cell>
          <table:table-cell office:value-type="float" office:value="1144.420380713553" table:style-name="ce3">
            <text:p>1144,4</text:p>
          </table:table-cell>
          <table:table-cell office:value-type="float" office:value="1267.7388836329233" table:style-name="ce3">
            <text:p>1267,7</text:p>
          </table:table-cell>
          <table:table-cell office:value-type="float" office:value="1164.3120987488114" table:style-name="ce3">
            <text:p>1164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taly</text:p>
          </table:table-cell>
          <table:table-cell office:value-type="float" office:value="25033.027894675393" table:style-name="ce3">
            <text:p>25033,0</text:p>
          </table:table-cell>
          <table:table-cell office:value-type="float" office:value="32929.093810555118" table:style-name="ce3">
            <text:p>32929,1</text:p>
          </table:table-cell>
          <table:table-cell office:value-type="float" office:value="36249.278618732264" table:style-name="ce3">
            <text:p>36249,3</text:p>
          </table:table-cell>
          <table:table-cell office:value-type="float" office:value="33489.705251289473" table:style-name="ce3">
            <text:p>33489,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uxembourg</text:p>
          </table:table-cell>
          <table:table-cell office:value-type="float" office:value="235.55594468120012" table:style-name="ce3">
            <text:p>235,6</text:p>
          </table:table-cell>
          <table:table-cell office:value-type="float" office:value="425.16812948820245" table:style-name="ce3">
            <text:p>425,2</text:p>
          </table:table-cell>
          <table:table-cell office:value-type="float" office:value="403.26395458845786" table:style-name="ce3">
            <text:p>403,3</text:p>
          </table:table-cell>
          <table:table-cell office:value-type="float" office:value="564.62477447920094" table:style-name="ce3">
            <text:p>564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lta</text:p>
          </table:table-cell>
          <table:table-cell office:value-type="float" office:value="59.672922989577785" table:style-name="ce3">
            <text:p>59,7</text:p>
          </table:table-cell>
          <table:table-cell office:value-type="float" office:value="86.287472928302748" table:style-name="ce3">
            <text:p>86,3</text:p>
          </table:table-cell>
          <table:table-cell office:value-type="float" office:value="87.950567644276248" table:style-name="ce3">
            <text:p>88,0</text:p>
          </table:table-cell>
          <table:table-cell office:value-type="float" office:value="86.97264129511052" table:style-name="ce3">
            <text:p>87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etherlands</text:p>
          </table:table-cell>
          <table:table-cell office:value-type="float" office:value="9115.240931644712" table:style-name="ce3">
            <text:p>9115,2</text:p>
          </table:table-cell>
          <table:table-cell office:value-type="float" office:value="13085.717542459819" table:style-name="ce3">
            <text:p>13085,7</text:p>
          </table:table-cell>
          <table:table-cell office:value-type="float" office:value="13941.579943235573" table:style-name="ce3">
            <text:p>13941,6</text:p>
          </table:table-cell>
          <table:table-cell office:value-type="float" office:value="15606.620276489941" table:style-name="ce3">
            <text:p>15606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Norway</text:p>
          </table:table-cell>
          <table:table-cell office:value-type="float" office:value="5997.3850475217123" table:style-name="ce3">
            <text:p>5997,4</text:p>
          </table:table-cell>
          <table:table-cell office:value-type="float" office:value="7225.183140460771" table:style-name="ce3">
            <text:p>7225,2</text:p>
          </table:table-cell>
          <table:table-cell office:value-type="float" office:value="8435.1216106132906" table:style-name="ce3">
            <text:p>8435,1</text:p>
          </table:table-cell>
          <table:table-cell office:value-type="float" office:value="8388.3634881898524" table:style-name="ce3">
            <text:p>8388,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Portugal</text:p>
          </table:table-cell>
          <table:table-cell office:value-type="float" office:value="3178.3464085153478" table:style-name="ce3">
            <text:p>3178,3</text:p>
          </table:table-cell>
          <table:table-cell office:value-type="float" office:value="3267.9813062806338" table:style-name="ce3">
            <text:p>3268,0</text:p>
          </table:table-cell>
          <table:table-cell office:value-type="float" office:value="3896.6414380321667" table:style-name="ce3">
            <text:p>3896,6</text:p>
          </table:table-cell>
          <table:table-cell office:value-type="float" office:value="3500.2987033749273" table:style-name="ce3">
            <text:p>3500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pain</text:p>
          </table:table-cell>
          <table:table-cell office:value-type="float" office:value="14014.43963518389" table:style-name="ce3">
            <text:p>14014,4</text:p>
          </table:table-cell>
          <table:table-cell office:value-type="float" office:value="17431.779322922604" table:style-name="ce3">
            <text:p>17431,8</text:p>
          </table:table-cell>
          <table:table-cell office:value-type="float" office:value="19544.465468306527" table:style-name="ce3">
            <text:p>19544,5</text:p>
          </table:table-cell>
          <table:table-cell office:value-type="float" office:value="20306.570632830448" table:style-name="ce3">
            <text:p>20306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eden</text:p>
          </table:table-cell>
          <table:table-cell office:value-type="float" office:value="5427.5491913401411" table:style-name="ce3">
            <text:p>5427,5</text:p>
          </table:table-cell>
          <table:table-cell office:value-type="float" office:value="6271.2858384013898" table:style-name="ce3">
            <text:p>6271,3</text:p>
          </table:table-cell>
          <table:table-cell office:value-type="float" office:value="7582.555970149253" table:style-name="ce3">
            <text:p>7582,6</text:p>
          </table:table-cell>
          <table:table-cell office:value-type="float" office:value="7722.4794407529907" table:style-name="ce3">
            <text:p>7722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witzerland</text:p>
          </table:table-cell>
          <table:table-cell office:value-type="float" office:value="4571.3482466731139" table:style-name="ce3">
            <text:p>4571,3</text:p>
          </table:table-cell>
          <table:table-cell office:value-type="float" office:value="6389.6698615548457" table:style-name="ce3">
            <text:p>6389,7</text:p>
          </table:table-cell>
          <table:table-cell office:value-type="float" office:value="6214.004376367614" table:style-name="ce3">
            <text:p>6214,0</text:p>
          </table:table-cell>
          <table:table-cell office:value-type="float" office:value="6145.1917033312384" table:style-name="ce3">
            <text:p>6145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ted Kingdom</text:p>
          </table:table-cell>
          <table:table-cell office:value-type="float" office:value="53327.366087712755" table:style-name="ce3">
            <text:p>53327,4</text:p>
          </table:table-cell>
          <table:table-cell office:value-type="float" office:value="58332.371794871797" table:style-name="ce3">
            <text:p>58332,4</text:p>
          </table:table-cell>
          <table:table-cell office:value-type="float" office:value="67500.687757909211" table:style-name="ce3">
            <text:p>67500,7</text:p>
          </table:table-cell>
          <table:table-cell office:value-type="float" office:value="68462.578611612495" table:style-name="ce3">
            <text:p>68462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uropean Union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float" office:value="1283.1623852516261" table:style-name="ce3">
            <text:p>1283,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ahrain</text:p>
          </table:table-cell>
          <table:table-cell office:value-type="float" office:value="1505.5345744680851" table:style-name="ce5">
            <text:p>1505,5</text:p>
          </table:table-cell>
          <table:table-cell office:value-type="float" office:value="1404.7872340425533" table:style-name="ce5">
            <text:p>1404,8</text:p>
          </table:table-cell>
          <table:table-cell office:value-type="float" office:value="1381.3829787234042" table:style-name="ce5">
            <text:p>1381,4</text:p>
          </table:table-cell>
          <table:table-cell office:value-type="float" office:value="1381.313829787234" table:style-name="ce5">
            <text:p>1381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gypt</text:p>
          </table:table-cell>
          <table:table-cell office:value-type="float" office:value="4513.0225268163158" table:style-name="ce4">
            <text:p>4513,0</text:p>
          </table:table-cell>
          <table:table-cell office:value-type="float" office:value="4505.3746443250084" table:style-name="ce4">
            <text:p>4505,4</text:p>
          </table:table-cell>
          <table:table-cell office:value-type="float" office:value="5165.4456265528452" table:style-name="ce4">
            <text:p>5165,4</text:p>
          </table:table-cell>
          <table:table-cell office:value-type="float" office:value="4645.9220475087996" table:style-name="ce4">
            <text:p>4645,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ran</text:p>
          </table:table-cell>
          <table:table-cell office:value-type="float" office:value="12263.957414621567" table:style-name="ce3">
            <text:p>12264,0</text:p>
          </table:table-cell>
          <table:table-cell office:value-type="float" office:value="3033.3328211962671" table:style-name="ce3">
            <text:p>3033,3</text:p>
          </table:table-cell>
          <table:table-cell office:value-type="float" office:value="5391.9576182488399" table:style-name="ce3">
            <text:p>5392,0</text:p>
          </table:table-cell>
          <table:table-cell office:value-type="float" office:value="6846.5966505028755" table:style-name="ce3">
            <text:p>6846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raq</text:p>
          </table:table-cell>
          <table:table-cell office:value-type="float" office:value="5970.3836976694156" table:style-name="ce4">
            <text:p>5970,4</text:p>
          </table:table-cell>
          <table:table-cell office:value-type="float" office:value="5649.3736369799644" table:style-name="ce4">
            <text:p>5649,4</text:p>
          </table:table-cell>
          <table:table-cell office:value-type="float" office:value="4771.0027287390358" table:style-name="ce4">
            <text:p>4771,0</text:p>
          </table:table-cell>
          <table:table-cell office:value-type="float" office:value="4683.1390925584383" table:style-name="ce4">
            <text:p>4683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Israel</text:p>
          </table:table-cell>
          <table:table-cell office:value-type="float" office:value="17434.558598548465" table:style-name="ce3">
            <text:p>17434,6</text:p>
          </table:table-cell>
          <table:table-cell office:value-type="float" office:value="21816.569767441859" table:style-name="ce3">
            <text:p>21816,6</text:p>
          </table:table-cell>
          <table:table-cell office:value-type="float" office:value="24340.979541227527" table:style-name="ce3">
            <text:p>24341,0</text:p>
          </table:table-cell>
          <table:table-cell office:value-type="float" office:value="23406.074573048641" table:style-name="ce3">
            <text:p>23406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ordan</text:p>
          </table:table-cell>
          <table:table-cell office:value-type="float" office:value="1769.4366197183099" table:style-name="ce3">
            <text:p>1769,4</text:p>
          </table:table-cell>
          <table:table-cell office:value-type="float" office:value="2055.9154929577467" table:style-name="ce3">
            <text:p>2055,9</text:p>
          </table:table-cell>
          <table:table-cell office:value-type="float" office:value="2176.7605633802818" table:style-name="ce3">
            <text:p>2176,8</text:p>
          </table:table-cell>
          <table:table-cell office:value-type="float" office:value="2323.3478873239437" table:style-name="ce3">
            <text:p>2323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Kuwait</text:p>
          </table:table-cell>
          <table:table-cell office:value-type="float" office:value="6446.7421313623709" table:style-name="ce3">
            <text:p>6446,7</text:p>
          </table:table-cell>
          <table:table-cell office:value-type="float" office:value="6941.0423452768728" table:style-name="ce3">
            <text:p>6941,0</text:p>
          </table:table-cell>
          <table:table-cell office:value-type="float" office:value="9024.3355481727576" table:style-name="ce3">
            <text:p>9024,3</text:p>
          </table:table-cell>
          <table:table-cell office:value-type="float" office:value="8244.1214012659839" table:style-name="ce3">
            <text:p>8244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Lebanon</text:p>
          </table:table-cell>
          <table:table-cell office:value-type="float" office:value="2606.4569083222532" table:style-name="ce5">
            <text:p>2606,5</text:p>
          </table:table-cell>
          <table:table-cell office:value-type="float" office:value="1921.3930348258707" table:style-name="ce5">
            <text:p>1921,4</text:p>
          </table:table-cell>
          <table:table-cell office:value-type="float" office:value="1914.4941956882255" table:style-name="ce5">
            <text:p>1914,5</text:p>
          </table:table-cell>
          <table:table-cell office:value-type="float" office:value="4739.038142620233" table:style-name="ce5">
            <text:p>4739,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Oman</text:p>
          </table:table-cell>
          <table:table-cell office:value-type="float" office:value="7935.9557867360209" table:style-name="ce5">
            <text:p>7936,0</text:p>
          </table:table-cell>
          <table:table-cell office:value-type="float" office:value="6095.708712613784" table:style-name="ce5">
            <text:p>6095,7</text:p>
          </table:table-cell>
          <table:table-cell office:value-type="float" office:value="5783.6150845253569" table:style-name="ce5">
            <text:p>5783,6</text:p>
          </table:table-cell>
          <table:table-cell office:value-type="float" office:value="5783.4850455136539" table:style-name="ce5">
            <text:p>5783,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Qatar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float" office:value="11593.406593406593" table:style-name="ce3">
            <text:p>11593,4</text:p>
          </table:table-cell>
          <table:table-cell office:value-type="float" office:value="15412.087912087911" table:style-name="ce3">
            <text:p>15412,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audi Arabia</text:p>
          </table:table-cell>
          <table:table-cell office:value-type="float" office:value="63672.800000000003" table:style-name="ce5">
            <text:p>63672,8</text:p>
          </table:table-cell>
          <table:table-cell office:value-type="float" office:value="64558.400000000001" table:style-name="ce5">
            <text:p>64558,4</text:p>
          </table:table-cell>
          <table:table-cell office:value-type="float" office:value="63194.666666666664" table:style-name="ce5">
            <text:p>63194,7</text:p>
          </table:table-cell>
          <table:table-cell office:value-type="float" office:value="75013.333333333328" table:style-name="ce5">
            <text:p>75013,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Syria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ürkiye</text:p>
          </table:table-cell>
          <table:table-cell office:value-type="float" office:value="17827.702150796664" table:style-name="ce3">
            <text:p>17827,7</text:p>
          </table:table-cell>
          <table:table-cell office:value-type="float" office:value="17478.413685269828" table:style-name="ce5">
            <text:p>17478,4</text:p>
          </table:table-cell>
          <table:table-cell office:value-type="float" office:value="15567.410029425082" table:style-name="ce5">
            <text:p>15567,4</text:p>
          </table:table-cell>
          <table:table-cell office:value-type="float" office:value="10644.578904769127" table:style-name="ce3">
            <text:p>10644,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United Arab Emirates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Yemen, North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office:value-type="string" table:style-name="ce1">
            <text:p>xxx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Yemen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office:value-type="string" table:style-name="ce1">
            <text:p>...</text:p>
          </table:table-cell>
          <table:table-cell table:number-columns-repeated="16379"/>
        </table:table-row>
        <table:table-row table:number-rows-repeated="10484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Viktor Skog</meta:initial-creator>
    <dc:creator>Viktor Skog</dc:creator>
    <meta:creation-date>2023-12-02T16:22:30Z</meta:creation-date>
    <dc:date>2023-12-02T18:23:44Z</dc:date>
  </office:meta>
</office:document-meta>
</file>